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-Regular" svg:font-family="Roboto-Regular"/>
    <style:font-face style:name="Rubik-Regular" svg:font-family="Rubik-Regular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529cm" loext:contextual-spacing="false" style:line-height-at-least="0.926cm" fo:orphans="2" fo:widows="2" fo:text-indent="0cm" style:auto-text-indent="false"/>
      <style:text-properties fo:font-variant="normal" fo:text-transform="none" fo:color="#212121" style:font-name="Roboto-Regular" fo:font-size="22.5pt" fo:letter-spacing="normal" fo:font-style="normal" fo:font-weight="normal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23232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23232" fo:letter-spacing="normal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23232" fo:letter-spacing="normal" fo:background-color="transparent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23232" style:font-name="Rubik-Regular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23232" style:font-name="Rubik-Regular" fo:font-size="10.5pt" fo:letter-spacing="normal" fo:font-style="normal" fo:font-weight="normal" officeooo:paragraph-rsid="001d4d0e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23232" style:font-name="Rubik-Regular" fo:font-size="10.5pt" fo:letter-spacing="normal" fo:font-style="normal" fo:font-weight="normal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23232" style:font-name="Rubik-Regular" fo:font-size="10.5pt" fo:letter-spacing="normal" fo:font-style="normal" fo:font-weight="normal" officeooo:paragraph-rsid="001faabc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Rubik-Regular" fo:font-size="10.5pt" fo:font-style="normal" fo:font-weight="normal"/>
    </style:style>
    <style:style style:name="T3" style:family="text">
      <style:text-properties style:font-name="Rubik-Regular" fo:font-size="10.5pt" fo:font-style="normal" fo:font-weight="normal" fo:background-color="transparent" loext:char-shading-value="0" fo:padding="0cm" fo:border="none"/>
    </style:style>
    <style:style style:name="T4" style:family="text">
      <style:text-properties style:font-name="inherit" fo:font-size="10.5pt" fo:font-style="normal" fo:font-weight="normal"/>
    </style:style>
    <style:style style:name="T5" style:family="text">
      <style:text-properties style:font-name="inherit" fo:font-size="10.5pt" fo:font-style="normal" fo:font-weight="normal" fo:background-color="transparent" loext:char-shading-value="0" fo:padding="0cm" fo:border="none"/>
    </style:style>
    <style:style style:name="T6" style:family="text">
      <style:text-properties style:font-name="inherit" fo:background-color="transparent" loext:char-shading-value="0"/>
    </style:style>
    <style:style style:name="T7" style:family="text">
      <style:text-properties fo:font-variant="normal" fo:text-transform="none" fo:color="#323232" style:font-name="inherit" fo:font-size="10.5pt" fo:letter-spacing="normal" fo:font-style="normal" fo:font-weight="normal" fo:background-color="transparent" loext:char-shading-value="0" fo:padding="0cm" fo:border="none"/>
    </style:style>
    <style:style style:name="T8" style:family="text">
      <style:text-properties fo:font-variant="normal" fo:text-transform="none" fo:color="#323232" style:font-name="Rubik-Regular" fo:font-size="10.5pt" fo:letter-spacing="normal" fo:font-style="normal" fo:font-weight="normal"/>
    </style:style>
    <style:style style:name="T9" style:family="text">
      <style:text-properties fo:font-variant="normal" fo:text-transform="none" fo:color="#323232" style:font-name="Rubik-Regular" fo:font-size="10.5pt" fo:letter-spacing="normal" fo:font-style="normal" fo:font-weight="normal" fo:background-color="transparent" loext:char-shading-value="0" fo:padding="0cm" fo:border="none"/>
    </style:style>
    <style:style style:name="T10" style:family="text">
      <style:text-properties fo:font-variant="normal" fo:text-transform="none" fo:color="#323232" fo:letter-spacing="normal"/>
    </style:style>
    <style:style style:name="T11" style:family="text">
      <style:text-properties fo:color="#212121" style:font-name="Roboto-Regular" fo:font-size="22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Диван SOGNO</text:span> </text:p>
      <text:p text:style-name="P2"/>
      <text:p text:style-name="P9"><text:span text:style-name="T10">   </text:span><text:span text:style-name="T8">SOGNO— это  диван-кровать с фантастическими прямоугольными формами и превосходными пропорциями, представленный итальянским брендом  CUBOROSSO ,</text:span><text:span text:style-name="T9"> </text:span><text:span text:style-name="T7">будет уместен практически в любом интерьере. <text:s/>Cовременные технологии комфорта позволят насладится Вам приятным отдыхом в кругу семьи и друзей.  </text:span><text:span text:style-name="T9">Прочный каркас, раскладной механизм с ортопедическим матрасом, позволит мгновенно без особых усилий трансформировать обычный диван в полноценную удобную кровать.</text:span><text:span text:style-name="T5"> </text:span></text:p>
      <text:p text:style-name="P6"><text:span text:style-name="T5">Материал отделки ткань.</text:span></text:p>
      <text:p text:style-name="P5"/>
      <text:p text:style-name="P5"/>
      <text:p text:style-name="P5">Размеры: 226x108x90H, спальное место 162х207х13H;</text:p>
      <text:p text:style-name="P2">                   <text:span text:style-name="T2">206x108x90H, спальное место 142х207х13H;</text:span></text:p>
      <text:p text:style-name="P2">                   <text:span text:style-name="T2">186x108x90H, спальное место 122х207х13H;</text:span></text:p>
      <text:p text:style-name="P2"><text:span text:style-name="T2"/></text:p>
      <text:p text:style-name="P5"/>
      <text:p text:style-name="P1">Кресло SOGNO</text:p>
      <text:p text:style-name="P3">   <text:span text:style-name="T2">SOGNO—  кресло с фантастическими прямоугольными формами и превосходными пропорциями, представленный итальянским брендом CUBOROSSO , будет уместно практически в любом интерьере. Cовременные технологии комфорта позволят насладится Вам приятным отдыхом в кругу семьи и друзей.</text:span></text:p>
      <text:p text:style-name="P8"><text:span text:style-name="T2">Материал отделки ткань.</text:span></text:p>
      <text:p text:style-name="P7">Размеры:<text:span text:style-name="T6">  </text:span></text:p>
      <text:p text:style-name="P4"> <text:span text:style-name="T4">136x108x90H, спальное место 72х207х13H. </text:span>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oboto-Regular" svg:font-family="Roboto-Regular"/>
    <style:font-face style:name="Rubik-Regular" svg:font-family="Rubik-Regular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30:40.461000000</meta:creation-date>
    <dc:date>2019-04-01T14:02:52.727000000</dc:date>
    <meta:editing-duration>PT16M59S</meta:editing-duration>
    <meta:editing-cycles>3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11" meta:word-count="114" meta:character-count="1017" meta:non-whitespace-character-count="859"/>
  </office:meta>
</office:document-meta>
</file>